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15ec8d" officeooo:paragraph-rsid="0015ec8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officeooo:rsid="0015ec8d" officeooo:paragraph-rsid="0015ec8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officeooo:rsid="0015ec8d" officeooo:paragraph-rsid="001781e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917b5" officeooo:paragraph-rsid="001917b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917b5" officeooo:paragraph-rsid="001cf98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eb536" officeooo:paragraph-rsid="001eb5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15ec8d" officeooo:paragraph-rsid="00210e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05de6" officeooo:paragraph-rsid="00205de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1af7b" officeooo:paragraph-rsid="0021af7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420ac" officeooo:paragraph-rsid="002420a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66915" officeooo:paragraph-rsid="002669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8b1e1" officeooo:paragraph-rsid="0028b1e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a5f1e" officeooo:paragraph-rsid="002cac9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3391f1" officeooo:paragraph-rsid="003391f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8b97e" officeooo:paragraph-rsid="0038b97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db498" officeooo:paragraph-rsid="003db49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f4b18" officeooo:paragraph-rsid="003f4b1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2a335" officeooo:paragraph-rsid="0042a33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72e5e" officeooo:paragraph-rsid="00472e5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f3c80" officeooo:paragraph-rsid="004f3c8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52766c" officeooo:paragraph-rsid="0052766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53da5e" officeooo:paragraph-rsid="0053da5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5432a6" officeooo:paragraph-rsid="005432a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5aad90" officeooo:paragraph-rsid="005aad9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b2306" officeooo:paragraph-rsid="005b230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626886" officeooo:paragraph-rsid="0062688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6490fb" officeooo:paragraph-rsid="006490fb" style:font-size-asian="12pt" style:font-weight-asian="normal" style:font-size-complex="12pt" style:font-weight-complex="normal"/>
    </style:style>
    <style:style style:name="T1" style:family="text">
      <style:text-properties officeooo:rsid="001afee4"/>
    </style:style>
    <style:style style:name="T2" style:family="text">
      <style:text-properties officeooo:rsid="00205de6"/>
    </style:style>
    <style:style style:name="T3" style:family="text">
      <style:text-properties officeooo:rsid="00210ed3"/>
    </style:style>
    <style:style style:name="T4" style:family="text">
      <style:text-properties officeooo:rsid="00257d5c"/>
    </style:style>
    <style:style style:name="T5" style:family="text">
      <style:text-properties officeooo:rsid="0026c174"/>
    </style:style>
    <style:style style:name="T6" style:family="text">
      <style:text-properties officeooo:rsid="002b4ada"/>
    </style:style>
    <style:style style:name="T7" style:family="text">
      <style:text-properties officeooo:rsid="002cac90"/>
    </style:style>
    <style:style style:name="T8" style:family="text">
      <style:text-properties officeooo:rsid="00345bb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39db8b"/>
    </style:style>
    <style:style style:name="T12" style:family="text">
      <style:text-properties officeooo:rsid="003c4420"/>
    </style:style>
    <style:style style:name="T13" style:family="text">
      <style:text-properties officeooo:rsid="00406508"/>
    </style:style>
    <style:style style:name="T14" style:family="text">
      <style:text-properties officeooo:rsid="0044cbf6"/>
    </style:style>
    <style:style style:name="T15" style:family="text">
      <style:text-properties officeooo:rsid="00464604"/>
    </style:style>
    <style:style style:name="T16" style:family="text">
      <style:text-properties officeooo:rsid="004a0d91"/>
    </style:style>
    <style:style style:name="T17" style:family="text">
      <style:text-properties officeooo:rsid="0051053f"/>
    </style:style>
    <style:style style:name="T18" style:family="text">
      <style:text-properties officeooo:rsid="00581ca6"/>
    </style:style>
    <style:style style:name="T19" style:family="text">
      <style:text-properties officeooo:rsid="005c316f"/>
    </style:style>
    <style:style style:name="T20" style:family="text">
      <style:text-properties officeooo:rsid="0065d5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O – Programação Orientada a Objetos</text:p>
      <text:p text:style-name="P1">Prof. Marcello Thiry</text:p>
      <text:p text:style-name="P1">Roteiro 05 – Exercícios de Fixação</text:p>
      <text:p text:style-name="P1"/>
      <text:p text:style-name="P2">1. O método de uma operação de objeto pode manipular atributos de classe (estáticos)? Justifique sua resposta.</text:p>
      <text:p text:style-name="P2"/>
      <text:p text:style-name="P4">Sim, <text:span text:style-name="T1">u</text:span>m atributo de classe (estático), pode ser manipulado por qualquer objeto criado pela classe. Como foi feito com o ID.</text:p>
      <text:p text:style-name="P2"/>
      <text:p text:style-name="P2">2. O método de uma operação de classe (estática) pode manipular atributos de objeto? Justifique sua resposta.</text:p>
      <text:p text:style-name="P2"/>
      <text:p text:style-name="P4">Não, <text:span text:style-name="T1">u</text:span>m método de operação de classe (estática) <text:span text:style-name="T1">não se refere a nenhum objeto especificamente, mas sim a classe como um todo. Para tal, seria necessário usar referências diretamente para o objeto.</text:span></text:p>
      <text:p text:style-name="P2"/>
      <text:p text:style-name="P2">3. O método de uma operação de classe (estática) pode acessar a palavra reservada this ? Justifique sua resposta.</text:p>
      <text:p text:style-name="P2"/>
      <text:p text:style-name="P5">Não, <text:span text:style-name="T1">u</text:span>m método de operação de classe (estática) <text:span text:style-name="T1">não se refere a nenhum objeto especificamente, mas sim a classe como um todo. Ou seja, não há nenhuma instância de objeto para o this referir-se.</text:span></text:p>
      <text:p text:style-name="P2"/>
      <text:p text:style-name="P2">4. Qual a função do bloco static em uma classe Java?</text:p>
      <text:p text:style-name="P2"/>
      <text:p text:style-name="P6">Um bloco estático é chamado apenas uma vez (quando a classe é inicializada). Ele serve para inicializar <text:span text:style-name="T2">os atributos</text:span> <text:span text:style-name="T2">estáticos</text:span>.</text:p>
      <text:p text:style-name="P2"/>
      <text:p text:style-name="P2">5. No nosso diagrama UML (antes da criação da classe de configuração), por que os atributos DATE_FORMAT_DDMMYYYY e nextId estão sublinhados?</text:p>
      <text:p text:style-name="P2"/>
      <text:p text:style-name="P8">Pois são atributos de classe.</text:p>
      <text:p text:style-name="P2"/>
      <text:p text:style-name="P2">6. No nosso diagrama UML (antes da criação da classe de configuração), por que o atributo <text:bookmark-start text:name="__DdeLink__203_1141702381"/>DATE_FORMAT_DDMMYYYY<text:bookmark-end text:name="__DdeLink__203_1141702381"/> está com a propriedade {read only} e nextId não?</text:p>
      <text:p text:style-name="P2"/>
      <text:p text:style-name="P7">DATE_FORMAT_DDMMYYYY <text:span text:style-name="T3">é um valor constante, somente para leitura (final em Java). Já nextId será modificado para cada objeto, parra isso, não pode ser final.</text:span></text:p>
      <text:p text:style-name="P2"/>
      <text:p text:style-name="P2">7. O que é uma API?</text:p>
      <text:p text:style-name="P2"/>
      <text:p text:style-name="P9">Application Programming Interface, é um conjunto de regras e especificações que um programa pode seguir para comunicar-se mais facilmente com outros programas. Similar a ajuda que uma GUI pode fornecer a um usuário.</text:p>
      <text:p text:style-name="P2"/>
      <text:p text:style-name="P2">8. O que é polimorfismo paramétrico?</text:p>
      <text:p text:style-name="P2"/>
      <text:p text:style-name="P10">É o mesmo que gen<text:span text:style-name="T4">e</text:span>rics. Permite abstrair tipos, exemplos mais comuns são contêineres que recebem um parâmetro de tipo. Por exemplo List&lt;Integer&gt; sendo List um contêiner e Integer um parâmetro de tipo.</text:p>
      <text:p text:style-name="P2"><text:soft-page-break/></text:p>
      <text:p text:style-name="P2">9. Como polimorfismo paramétrico é utilizado em Java?</text:p>
      <text:p text:style-name="P2"/>
      <text:p text:style-name="P11">São usados para abstrair tipos, por exemplo List&lt;Tipo&gt; funcionará para qualquer parâmetro de tipo passado para ela. Ou seja, não será necessário criar uma classe nova ou expandir significativamente o código para que ele seja capaz de lidar com todos os tipos de dados, visto que tudo isso já é incluso em generics <text:span text:style-name="T5">(polimorfismo paramétrico)</text:span>.</text:p>
      <text:p text:style-name="P2"/>
      <text:p text:style-name="P2">10. O que é uma classe genérica?</text:p>
      <text:p text:style-name="P2"/>
      <text:p text:style-name="P12">Classe que pode operar vários tipos de objetos, auxiliando na redução da redundância de código e maior segurança na escrita correta do programa em tempo de compilação (compile-time type safety).</text:p>
      <text:p text:style-name="P2"/>
      <text:p text:style-name="P2">11. Qual a diferença entre upcasting e downcasting?</text:p>
      <text:p text:style-name="P2"/>
      <text:p text:style-name="P13">Upcasting é <text:span text:style-name="T7">uma indução de referência</text:span> <text:span text:style-name="T7">de um objeto que está abaixo na</text:span> escala, hierárquica (herança é crucial) <text:span text:style-name="T7">por um objeto que está acima</text:span> por exemplo: Parent parent = new Child();. </text:p>
      <text:p text:style-name="P13"><text:span text:style-name="T6">Downcasting é uma indução de referência de um objeto que está </text:span><text:bookmark-start text:name="__DdeLink__206_1141702381"/><text:span text:style-name="T6">acima</text:span><text:bookmark-end text:name="__DdeLink__206_1141702381"/><text:span text:style-name="T6"> na hierarquia, por um objeto que está abaixo, exemplo: Child child = (Child) parent;. Downcasting pode disparar a exceção não checada ClassCastException. Downcasting pode ser utilizado ao receber um Object em método, quando é necessário checar se dois objetos são iguais. Por exemplo, teria que ser feito um downcast do Object passado para ele ser equivalente à classe que está tentando ser comparada, para que então seja possível comparar seus atributos. Caso o downcast não fosse realizado, não haveria como comparar atributos de, por exemplo, nome, de um objeto Object, e um objeto Person. Sendo assim, seria necessário fazer o downcast do objeto Object para um objeto Person: Person person = (Person) anObejct;.</text:span></text:p>
      <text:p text:style-name="P2"/>
      <text:p text:style-name="P2"><text:span text:style-name="T9">12</text:span>. Explique por que, no nosso exemplo, se trocarmos o downcast (Employee) por (Student) , será disparada a exceção ClassCastException somente em tempo de execução?</text:p>
      <text:p text:style-name="P2"/>
      <text:p text:style-name="P14">Pois nunca, em nosso exemplo, um Employee será um Student, visto que eles estão no mesmo nível hierárquico, <text:span text:style-name="T8">portanto, será disparado um ClassCastExcpetion. Porém, não haverá um erro de compilação, já que o compilador confia que o programador está agindo corretamente. Entretanto, há também a possibilidade do compilador proibir o casting, por exemplo: Integer i = new Integer(); String s = (String) i; visto que i nunca poderá referenciar uma String.</text:span></text:p>
      <text:p text:style-name="P2"/>
      <text:p text:style-name="P2"><text:span text:style-name="T10">13</text:span>. O que acontece se, na linha do downcast, modificarmos apenas a posição de 0 para 2? Explique o porquê de ter dado certo ou errado.</text:p>
      <text:p text:style-name="P2"/>
      <text:p text:style-name="P15">Deu certo, já que há a verificação correta usando-se intanceof <text:span text:style-name="T12">(não haverá ClassCastException)</text:span>. E um Professor é uma instanceof Employee (Professor É UM Employee), <text:span text:style-name="T11">ou seja, ele também possui terminationDate. Porém ele deve ser referenciado por um Employee, visto que a classe Professor propriamente dita não possui o atributo terminationDate, mas a classe Employee possui.</text:span></text:p>
      <text:p text:style-name="P2"/>
      <text:p text:style-name="P2">14. Quando devemos utilizar instanceof ?</text:p>
      <text:p text:style-name="P2"/>
      <text:p text:style-name="P16"><text:soft-page-break/>Para verificar, em tempo de execução, a classe do objeto que está invocando o método instanceof.</text:p>
      <text:p text:style-name="P2"/>
      <text:p text:style-name="P3">15. Por que o uso abusivo de instanceof pode ser um indicador de que sua solução pode ser melhorada?</text:p>
      <text:p text:style-name="P3"/>
      <text:p text:style-name="P17">Um dos fundamentos de POO diz respeito a hierarquia. Utilizando-se <text:span text:style-name="T13">corretamente </text:span>de hierarquia, podemos utilizar menos instanceof. Por exemplo, caso quiséssemos realizar diferentes ações dependendo do objeto, poderíamos usar instanceof e verificar a classe do objeto em questão e tomar a atitude apropriada. Porém, uma maneira mais “orientada a objetos” de realizar a mesma tarefa, seria declarar uma classe abstrata na superclasse e possibilitar às subclasses alterá-las, com isso, intanceof poderia ser discartado.</text:p>
      <text:p text:style-name="P3"/>
      <text:p text:style-name="P2">16. O que é refatoração (refactoring)?</text:p>
      <text:p text:style-name="P2"/>
      <text:p text:style-name="P18">É a <text:span text:style-name="T15">modificação</text:span> do <text:span text:style-name="T14">código frente as necessidades que foram surgindo em seu desenvolvimento. Possui o objetivo de melhorar o código sem alterar seu comportamento externo.</text:span></text:p>
      <text:p text:style-name="P2"/>
      <text:p text:style-name="P2">17. Quando devemos refatorar o código?</text:p>
      <text:p text:style-name="P2"/>
      <text:p text:style-name="P19">Quando se percebe que alguma melhora poderia ser realizada. Por exemplo, ao notar-se que <text:span text:style-name="T16">Gatos e Cachorros (objetos) são ambos animais e poderiam ter uma superclasse chamada Animal. Neste caso, evitando a redundância de código.</text:span></text:p>
      <text:p text:style-name="P2"/>
      <text:p text:style-name="P2">18. O que é uma operação abstrata?</text:p>
      <text:p text:style-name="P2"/>
      <text:p text:style-name="P20">É uma operação sem corpo, ou seja, somente uma declaração, sem sua implementação. <text:span text:style-name="T17">Faz parte de polimorfismo e necessita de hierarquia, visto que ela deverá ser implementada nas subclasses.</text:span></text:p>
      <text:p text:style-name="P2"/>
      <text:p text:style-name="P2">19. Uma classe abstrata precisa ter operações abstratas? Justifique.</text:p>
      <text:p text:style-name="P2"/>
      <text:p text:style-name="P21">Sim, a classe abstrata ainda cumprirá seu papel (não poderá ser instâciada), apesar de não possuir nenhuma operação abstrata.</text:p>
      <text:p text:style-name="P2"/>
      <text:p text:style-name="P2">20. Uma classe que possui alguma operação abstrata precisa ser abstrata? Justifique.</text:p>
      <text:p text:style-name="P2"/>
      <text:p text:style-name="P22">Sim, visto que não é possível instanciar objetos que possuem classes abstratas, já que elas não possuem implementação. Logo, quando uma classe possui um método sem implementação (abstrato), ela precisa ser declarada abstrata.</text:p>
      <text:p text:style-name="P2"/>
      <text:p text:style-name="P2">21. Explique a metáfora de um contrato em relação a operações abstratas.</text:p>
      <text:p text:style-name="P2"/>
      <text:p text:style-name="P23">Uma classe abstrata, que possui (ou não) um método abstrato, não pode ser a última classe da herança (leaf). Portanto, há a necessidade de herança ao tratar-se de classes abstratas. Quando há a criação de uma operação abstrata, em uma classe abstrata, uma de suas subclasses deverá, obrigatoriamente (como um contrato), implementar tal operação, <text:span text:style-name="T18">v</text:span>isto que não há como instanciar classes abstratas. <text:span text:style-name="T18">Além disso, é esperado de um programa que ele instancia objetos, então ao possuir classes abstratas e se o programa nunca instanciar nenhum objeto, há algo errado.</text:span></text:p>
      <text:p text:style-name="P2"><text:soft-page-break/></text:p>
      <text:p text:style-name="P2">22. Considere que B é uma subclasse de A e C é uma subclasse de B:</text:p>
      <text:p text:style-name="P2">a. Se A possui uma operação abstrata, B é obrigada a implementá-la? Justifique.</text:p>
      <text:p text:style-name="P2">b. Se A possui uma operação abstrata, C é obrigada a implementá-la? Justifique.</text:p>
      <text:p text:style-name="P2"/>
      <text:p text:style-name="P24">a. Não, ela pode delegar tal obrigação à subclasse C.</text:p>
      <text:p text:style-name="P25">b. Não necessariamente, se B já à implementou, não há necessidade de C implementá-la <text:span text:style-name="T19">(porém C poderá sobrescrever de B). Entretanto, se B não a implementou, C deve obrigatoriamente implementá-la.</text:span></text:p>
      <text:p text:style-name="P2"/>
      <text:p text:style-name="P2">23. Por que a expressão a.equals(null) deve retornar sempre false ?</text:p>
      <text:p text:style-name="P2"/>
      <text:p text:style-name="P26">Visto que “a” é um objeto (já que está invocando uma operação), a nunca poderá ser null.</text:p>
      <text:p text:style-name="P2"/>
      <text:p text:style-name="P2">24. Por que não podemos comparar dois objetos somente com “==”?</text:p>
      <text:p text:style-name="P2"/>
      <text:p text:style-name="P27">O operador == compara referências a um objeto, checando se dois operandos apontam para o mesmo objeto. Porém ao comparar-se com .equals (após sobrescrevê-lo), seus atributos poderão ser comparados. Portanto, há a possibilidade de dois objetos possuírem o mesmo estado (mesmos valores aos atributos), mas serem objetos diferentes (estão em <text:s/>partes diferentes da m<text:span text:style-name="T20">emória).</text:span></text:p>
      <text:p text:style-name="P2"/>
      <text:p text:style-name="P2">25. Certifique-se que você modelou, implementou, e testou as operações toString , equals e hashCode para todas as classes desenvolvidas até o momento.</text:p>
      <text:p text:style-name="P2"/>
      <text:p text:style-name="P2"/>
      <text:p text:style-name="P2">26. Modifique a classe AppConfig para que ela utilize um ArrayList ao invés de um vetor de tamanho fixo.</text:p>
      <text:p text:style-name="P2"/>
      <text:p text:style-name="P2"/>
      <text:p text:style-name="P2">27. Modele e implemente uma solução para relatórios simples (cabeçalho, linhas e rodapé), sem formatação de</text:p>
      <text:p text:style-name="P2">página. A saída esperada de um relatório simples é:</text:p>
      <text:p text:style-name="P2"><text:tab/>&lt;Texto do cabeçalho&gt;</text:p>
      <text:p text:style-name="P2"><text:tab/>&lt;Texto da primeira linha&gt;</text:p>
      <text:p text:style-name="P2"><text:tab/>&lt;Texto da segunda linha&gt;</text:p>
      <text:p text:style-name="P2"><text:tab/>...</text:p>
      <text:p text:style-name="P2"><text:tab/>&lt;Texto da última linha&gt;</text:p>
      <text:p text:style-name="P2"><text:tab/>&lt;Texto do rodapé&gt;</text:p>
      <text:p text:style-name="P2"/>
      <text:p text:style-name="P2">Você deve implementar dois relatórios: a) um para imprimir a sequência (cada valor é uma linha) 10, 20, 30, etc.; b) outro para imprimir a sequência de Fibonacci: 0, 1, 1, 2, 3, 5, 8, 13, 21, etc. O número de linhas deve ser informado no construtor do relatório. A solução deve, obrigatoriamente, utilizar o padrão de projeto Método Template. Lembre-se que a ideia aqui é reutilizar o algoritmo básico do relatório simples para os dois relatórios específ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21:52:32.741481645</meta:creation-date>
    <meta:generator>LibreOffice/5.1.6.2$Linux_X86_64 LibreOffice_project/10m0$Build-2</meta:generator>
    <dc:date>2017-09-17T22:38:24.834245813</dc:date>
    <meta:editing-duration>PT6H5M37S</meta:editing-duration>
    <meta:editing-cycles>77</meta:editing-cycles>
    <meta:document-statistic meta:table-count="0" meta:image-count="0" meta:object-count="0" meta:page-count="4" meta:paragraph-count="66" meta:word-count="1514" meta:character-count="9453" meta:non-whitespace-character-count="7995"/>
  </office:meta>
</office:document-meta>
</file>